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c0c0c0" draw:fill="none" draw:textarea-vertical-align="middle"/>
    </style:style>
    <style:style style:name="gr2" style:family="graphic" style:parent-style-name="standard">
      <style:graphic-properties svg:stroke-width="0.05cm" svg:stroke-color="#c0c0c0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5cm" svg:y1="1cm" svg:x2="2.5cm" svg:y2="5.5cm">
          <text:p/>
        </draw:line>
        <draw:line draw:style-name="gr1" draw:text-style-name="P1" draw:layer="layout" svg:x1="4cm" svg:y1="1cm" svg:x2="4cm" svg:y2="5.5cm">
          <text:p/>
        </draw:line>
        <draw:line draw:style-name="gr1" draw:text-style-name="P1" draw:layer="layout" svg:x1="5.499cm" svg:y1="2.499cm" svg:x2="0.999cm" svg:y2="2.499cm">
          <text:p/>
        </draw:line>
        <draw:line draw:style-name="gr1" draw:text-style-name="P1" draw:layer="layout" svg:x1="5.499cm" svg:y1="3.999cm" svg:x2="0.999cm" svg:y2="3.999cm">
          <text:p/>
        </draw:line>
        <draw:custom-shape draw:style-name="gr2" draw:text-style-name="P1" draw:layer="layout" svg:width="4.5cm" svg:height="4.5cm" svg:x="1cm" svg:y="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501cm" svg:y1="5.501cm" svg:x2="2.501cm" svg:y2="10.001cm">
          <text:p/>
        </draw:line>
        <draw:line draw:style-name="gr1" draw:text-style-name="P1" draw:layer="layout" svg:x1="4.001cm" svg:y1="5.501cm" svg:x2="4.001cm" svg:y2="10.001cm">
          <text:p/>
        </draw:line>
        <draw:line draw:style-name="gr1" draw:text-style-name="P1" draw:layer="layout" svg:x1="5.5cm" svg:y1="7cm" svg:x2="1cm" svg:y2="7cm">
          <text:p/>
        </draw:line>
        <draw:line draw:style-name="gr1" draw:text-style-name="P1" draw:layer="layout" svg:x1="5.5cm" svg:y1="8.5cm" svg:x2="1cm" svg:y2="8.5cm">
          <text:p/>
        </draw:line>
        <draw:custom-shape draw:style-name="gr2" draw:text-style-name="P1" draw:layer="layout" svg:width="4.5cm" svg:height="4.5cm" svg:x="1cm" svg:y="5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5cm" svg:y1="9.999cm" svg:x2="2.5cm" svg:y2="14.499cm">
          <text:p/>
        </draw:line>
        <draw:line draw:style-name="gr1" draw:text-style-name="P1" draw:layer="layout" svg:x1="4cm" svg:y1="9.999cm" svg:x2="4cm" svg:y2="14.499cm">
          <text:p/>
        </draw:line>
        <draw:line draw:style-name="gr1" draw:text-style-name="P1" draw:layer="layout" svg:x1="5.499cm" svg:y1="11.498cm" svg:x2="0.999cm" svg:y2="11.498cm">
          <text:p/>
        </draw:line>
        <draw:line draw:style-name="gr1" draw:text-style-name="P1" draw:layer="layout" svg:x1="5.499cm" svg:y1="12.998cm" svg:x2="0.999cm" svg:y2="12.998cm">
          <text:p/>
        </draw:line>
        <draw:custom-shape draw:style-name="gr2" draw:text-style-name="P1" draw:layer="layout" svg:width="4.5cm" svg:height="4.5cm" svg:x="1cm" svg:y="10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5cm" svg:y1="1cm" svg:x2="11.5cm" svg:y2="5.5cm">
          <text:p/>
        </draw:line>
        <draw:line draw:style-name="gr1" draw:text-style-name="P1" draw:layer="layout" svg:x1="13cm" svg:y1="1cm" svg:x2="13cm" svg:y2="5.5cm">
          <text:p/>
        </draw:line>
        <draw:line draw:style-name="gr1" draw:text-style-name="P1" draw:layer="layout" svg:x1="14.499cm" svg:y1="2.499cm" svg:x2="9.999cm" svg:y2="2.499cm">
          <text:p/>
        </draw:line>
        <draw:line draw:style-name="gr1" draw:text-style-name="P1" draw:layer="layout" svg:x1="14.499cm" svg:y1="3.999cm" svg:x2="9.999cm" svg:y2="3.999cm">
          <text:p/>
        </draw:line>
        <draw:custom-shape draw:style-name="gr2" draw:text-style-name="P1" draw:layer="layout" svg:width="4.5cm" svg:height="4.5cm" svg:x="10cm" svg:y="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501cm" svg:y1="5.501cm" svg:x2="11.501cm" svg:y2="10.001cm">
          <text:p/>
        </draw:line>
        <draw:line draw:style-name="gr1" draw:text-style-name="P1" draw:layer="layout" svg:x1="13.001cm" svg:y1="5.501cm" svg:x2="13.001cm" svg:y2="10.001cm">
          <text:p/>
        </draw:line>
        <draw:line draw:style-name="gr1" draw:text-style-name="P1" draw:layer="layout" svg:x1="14.5cm" svg:y1="7cm" svg:x2="10cm" svg:y2="7cm">
          <text:p/>
        </draw:line>
        <draw:line draw:style-name="gr1" draw:text-style-name="P1" draw:layer="layout" svg:x1="14.5cm" svg:y1="8.5cm" svg:x2="10cm" svg:y2="8.5cm">
          <text:p/>
        </draw:line>
        <draw:custom-shape draw:style-name="gr2" draw:text-style-name="P1" draw:layer="layout" svg:width="4.5cm" svg:height="4.5cm" svg:x="10cm" svg:y="5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5cm" svg:y1="9.999cm" svg:x2="11.5cm" svg:y2="14.499cm">
          <text:p/>
        </draw:line>
        <draw:line draw:style-name="gr1" draw:text-style-name="P1" draw:layer="layout" svg:x1="13cm" svg:y1="9.999cm" svg:x2="13cm" svg:y2="14.499cm">
          <text:p/>
        </draw:line>
        <draw:line draw:style-name="gr1" draw:text-style-name="P1" draw:layer="layout" svg:x1="14.499cm" svg:y1="11.498cm" svg:x2="9.999cm" svg:y2="11.498cm">
          <text:p/>
        </draw:line>
        <draw:line draw:style-name="gr1" draw:text-style-name="P1" draw:layer="layout" svg:x1="14.499cm" svg:y1="12.998cm" svg:x2="9.999cm" svg:y2="12.998cm">
          <text:p/>
        </draw:line>
        <draw:custom-shape draw:style-name="gr2" draw:text-style-name="P1" draw:layer="layout" svg:width="4.5cm" svg:height="4.5cm" svg:x="10cm" svg:y="10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cm" svg:y1="1cm" svg:x2="7cm" svg:y2="5.5cm">
          <text:p/>
        </draw:line>
        <draw:line draw:style-name="gr1" draw:text-style-name="P1" draw:layer="layout" svg:x1="8.5cm" svg:y1="1cm" svg:x2="8.5cm" svg:y2="5.5cm">
          <text:p/>
        </draw:line>
        <draw:line draw:style-name="gr1" draw:text-style-name="P1" draw:layer="layout" svg:x1="9.999cm" svg:y1="2.499cm" svg:x2="5.499cm" svg:y2="2.499cm">
          <text:p/>
        </draw:line>
        <draw:line draw:style-name="gr1" draw:text-style-name="P1" draw:layer="layout" svg:x1="9.999cm" svg:y1="3.999cm" svg:x2="5.499cm" svg:y2="3.999cm">
          <text:p/>
        </draw:line>
        <draw:custom-shape draw:style-name="gr2" draw:text-style-name="P1" draw:layer="layout" svg:width="4.5cm" svg:height="4.5cm" svg:x="5.5cm" svg:y="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cm" svg:y1="10cm" svg:x2="7cm" svg:y2="14.5cm">
          <text:p/>
        </draw:line>
        <draw:line draw:style-name="gr1" draw:text-style-name="P1" draw:layer="layout" svg:x1="8.5cm" svg:y1="10cm" svg:x2="8.5cm" svg:y2="14.5cm">
          <text:p/>
        </draw:line>
        <draw:line draw:style-name="gr1" draw:text-style-name="P1" draw:layer="layout" svg:x1="9.999cm" svg:y1="11.499cm" svg:x2="5.499cm" svg:y2="11.499cm">
          <text:p/>
        </draw:line>
        <draw:line draw:style-name="gr1" draw:text-style-name="P1" draw:layer="layout" svg:x1="9.999cm" svg:y1="12.999cm" svg:x2="5.499cm" svg:y2="12.999cm">
          <text:p/>
        </draw:line>
        <draw:custom-shape draw:style-name="gr2" draw:text-style-name="P1" draw:layer="layout" svg:width="4.5cm" svg:height="4.5cm" svg:x="5.5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cm" svg:height="4.5cm" svg:x="5.5cm" svg:y="5.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001cm" svg:y1="5.5cm" svg:x2="7.001cm" svg:y2="10cm">
          <text:p/>
        </draw:line>
        <draw:line draw:style-name="gr4" draw:text-style-name="P1" draw:layer="layout" svg:x1="8.501cm" svg:y1="5.5cm" svg:x2="8.501cm" svg:y2="10cm">
          <text:p/>
        </draw:line>
        <draw:line draw:style-name="gr4" draw:text-style-name="P1" draw:layer="layout" svg:x1="10cm" svg:y1="6.999cm" svg:x2="5.5cm" svg:y2="6.999cm">
          <text:p/>
        </draw:line>
        <draw:line draw:style-name="gr4" draw:text-style-name="P1" draw:layer="layout" svg:x1="10cm" svg:y1="8.499cm" svg:x2="5.5cm" svg:y2="8.499cm">
          <text:p/>
        </draw:line>
        <draw:frame draw:style-name="gr5" draw:text-style-name="P2" draw:layer="layout" svg:width="1.25cm" svg:height="1.25cm" svg:x="5.75cm" svg:y="8.75cm">
          <draw:text-box>
            <text:p text:style-name="P2"><text:span text:style-name="T1">0/9</text:span></text:p>
          </draw:text-box>
        </draw:frame>
        <draw:frame draw:style-name="gr5" draw:text-style-name="P2" draw:layer="layout" svg:width="1.25cm" svg:height="1.25cm" svg:x="5.75cm" svg:y="7.25cm">
          <draw:text-box>
            <text:p text:style-name="P2"><text:span text:style-name="T1">1/8</text:span></text:p>
          </draw:text-box>
        </draw:frame>
        <draw:frame draw:style-name="gr5" draw:text-style-name="P2" draw:layer="layout" svg:width="1.25cm" svg:height="1.25cm" svg:x="5.75cm" svg:y="5.75cm">
          <draw:text-box>
            <text:p text:style-name="P2"><text:span text:style-name="T1">2/7</text:span></text:p>
          </draw:text-box>
        </draw:frame>
        <draw:frame draw:style-name="gr5" draw:text-style-name="P2" draw:layer="layout" svg:width="1.25cm" svg:height="1.25cm" svg:x="7.25cm" svg:y="8.75cm">
          <draw:text-box>
            <text:p text:style-name="P2"><text:span text:style-name="T1">3/6</text:span></text:p>
          </draw:text-box>
        </draw:frame>
        <draw:frame draw:style-name="gr5" draw:text-style-name="P2" draw:layer="layout" svg:width="1.25cm" svg:height="1.25cm" svg:x="7.25cm" svg:y="7.25cm">
          <draw:text-box>
            <text:p text:style-name="P2"><text:span text:style-name="T1">4/5</text:span></text:p>
          </draw:text-box>
        </draw:frame>
        <draw:frame draw:style-name="gr5" draw:text-style-name="P2" draw:layer="layout" svg:width="1.25cm" svg:height="1.25cm" svg:x="7.25cm" svg:y="5.75cm">
          <draw:text-box>
            <text:p text:style-name="P2"><text:span text:style-name="T1">5/4</text:span></text:p>
          </draw:text-box>
        </draw:frame>
        <draw:frame draw:style-name="gr5" draw:text-style-name="P2" draw:layer="layout" svg:width="1.25cm" svg:height="1.25cm" svg:x="8.75cm" svg:y="8.75cm">
          <draw:text-box>
            <text:p text:style-name="P2"><text:span text:style-name="T1">6/3</text:span></text:p>
          </draw:text-box>
        </draw:frame>
        <draw:frame draw:style-name="gr5" draw:text-style-name="P2" draw:layer="layout" svg:width="1.25cm" svg:height="1.25cm" svg:x="8.75cm" svg:y="7.25cm">
          <draw:text-box>
            <text:p text:style-name="P2"><text:span text:style-name="T1">7/2</text:span></text:p>
          </draw:text-box>
        </draw:frame>
        <draw:frame draw:style-name="gr5" draw:text-style-name="P2" draw:layer="layout" svg:width="1.25cm" svg:height="1.25cm" svg:x="8.75cm" svg:y="5.75cm">
          <draw:text-box>
            <text:p text:style-name="P2"><text:span text:style-name="T1">8/1</text:span></text:p>
          </draw:text-box>
        </draw:frame>
        <draw:custom-shape draw:style-name="gr3" draw:text-style-name="P1" draw:layer="layout" svg:width="13.5cm" svg:height="13.5cm" svg:x="14.5cm" svg:y="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1.25cm" svg:y1="1cm" svg:x2="21.25cm" svg:y2="14.5cm">
          <text:p/>
        </draw:line>
        <draw:line draw:style-name="gr4" draw:text-style-name="P1" draw:layer="layout" svg:x1="27.999cm" svg:y1="7.749cm" svg:x2="14.499cm" svg:y2="7.749cm">
          <text:p/>
        </draw:line>
        <draw:line draw:style-name="gr4" draw:text-style-name="P1" draw:layer="layout" svg:x1="7.751cm" svg:y1="1cm" svg:x2="7.751cm" svg:y2="14.5cm">
          <text:p/>
        </draw:line>
        <draw:line draw:style-name="gr4" draw:text-style-name="P1" draw:layer="layout" svg:x1="14.5cm" svg:y1="7.749cm" svg:x2="1cm" svg:y2="7.749cm">
          <text:p/>
        </draw:line>
        <draw:frame draw:style-name="gr6" draw:layer="layout" svg:width="1.999cm" svg:height="0.999cm" svg:x="13.941cm" svg:y="5.78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1.999cm" svg:height="0.999cm" svg:x="3.175cm" svg:y="-1.49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2" draw:layer="layout" svg:width="5.188cm" svg:height="4.136cm" svg:x="1cm" svg:y="1.5cm">
          <draw:text-box>
            <text:p text:style-name="P2"><text:span text:style-name="T1">(1/9)² / (1/2)² *</text:span></text:p>
            <text:p text:style-name="P2"><text:span text:style-name="T1">(4/3*2 – 1/3*7</text:span></text:p>
            <text:p text:style-name="P2"><text:span text:style-name="T1">+ ½ * (4/3*1 – 1/3*8)</text:span></text:p>
            <text:p text:style-name="P2"><text:span text:style-name="T1">+ ½ * (4/3*5 – 1/3*4) </text:span></text:p>
            <text:p text:style-name="P2"><text:span text:style-name="T1">+ ¼ * (4/3*4 – 1/3*5))</text:span></text:p>
            <text:p text:style-name="P2"><text:span text:style-name="T1"/></text:p>
            <text:p text:style-name="P2"><text:span text:style-name="T1">= 0.160...</text:span></text:p>
          </draw:text-box>
        </draw:frame>
        <draw:frame draw:style-name="gr7" draw:text-style-name="P2" draw:layer="layout" svg:width="5.188cm" svg:height="4.136cm" svg:x="8.25cm" svg:y="1.444cm">
          <draw:text-box>
            <text:p text:style-name="P2"><text:span text:style-name="T1">(1/9)² / (1/2)² *</text:span></text:p>
            <text:p text:style-name="P2"><text:span text:style-name="T1">(4/3*8 – 1/3</text:span></text:p>
            <text:p text:style-name="P2"><text:span text:style-name="T1">+ ½ * (4/3*5 – 1/3*4)</text:span></text:p>
            <text:p text:style-name="P2"><text:span text:style-name="T1">+ ½ * (4/3*7 – 1/3*2) </text:span></text:p>
            <text:p text:style-name="P2"><text:span text:style-name="T1">+ ¼ * (4/3*4 – 1/3*5))</text:span></text:p>
            <text:p text:style-name="P2"><text:span text:style-name="T1"/></text:p>
            <text:p text:style-name="P2"><text:span text:style-name="T1">= 0.901...</text:span></text:p>
          </draw:text-box>
        </draw:frame>
        <draw:frame draw:style-name="gr7" draw:text-style-name="P2" draw:layer="layout" svg:width="5.188cm" svg:height="4.136cm" svg:x="1.24cm" svg:y="10.25cm">
          <draw:text-box>
            <text:p text:style-name="P2"><text:span text:style-name="T1">(1/9)² / (1/2)² *</text:span></text:p>
            <text:p text:style-name="P2"><text:span text:style-name="T1">(4/3*0 -1/3*9</text:span></text:p>
            <text:p text:style-name="P2"><text:span text:style-name="T1">+ ½ * (4/3*1 – 1/3*8)</text:span></text:p>
            <text:p text:style-name="P2"><text:span text:style-name="T1">+ ½ * (4/3*3 – 1/3*6) </text:span></text:p>
            <text:p text:style-name="P2"><text:span text:style-name="T1">+ ¼ * (4/3*4 – 1/3*5))</text:span></text:p>
            <text:p text:style-name="P2"><text:span text:style-name="T1"/></text:p>
            <text:p text:style-name="P2"><text:span text:style-name="T1">= -0.0864...</text:span></text:p>
          </draw:text-box>
        </draw:frame>
        <draw:frame draw:style-name="gr7" draw:text-style-name="P2" draw:layer="layout" svg:width="5.188cm" svg:height="4.136cm" svg:x="7.99cm" svg:y="10.25cm">
          <draw:text-box>
            <text:p text:style-name="P2"><text:span text:style-name="T1">(1/9)² / (1/2)² *</text:span></text:p>
            <text:p text:style-name="P2"><text:span text:style-name="T1">(4/3*6 -1/3*3</text:span></text:p>
            <text:p text:style-name="P2"><text:span text:style-name="T1">+ ½ * (4/3*3 – 1/3*6)</text:span></text:p>
            <text:p text:style-name="P2"><text:span text:style-name="T1">+ ½ * (4/3*7 –</text:span><text:span text:style-name="T1"> 1/3*2)</text:span></text:p>
            <text:p text:style-name="P2"><text:span text:style-name="T1">+ ¼ * (4/3*4 – 1/3*5))</text:span></text:p>
            <text:p text:style-name="P2"><text:span text:style-name="T1"/></text:p>
            <text:p text:style-name="P2"><text:span text:style-name="T1">= 0.654321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cm" fo:page-height="1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3T16:04:10</meta:creation-date>
    <dc:date>2012-08-27T11:20:51</dc:date>
    <meta:editing-duration>PT22M32S</meta:editing-duration>
    <meta:editing-cycles>20</meta:editing-cycles>
    <meta:generator>LibreOffice/3.5$Linux_X86_64 LibreOffice_project/350m1$Build-2</meta:generator>
    <dc:creator>Kristof </dc:creator>
    <meta:document-statistic meta:object-count="65"/>
  </office:meta>
</office:document-meta>
</file>

<file path=Object 1/content.xml><?xml version="1.0" encoding="utf-8"?>
<math xmlns="http://www.w3.org/1998/Math/MathML">
  <mrow/>
</math>
</file>

<file path=Object 2/content.xml><?xml version="1.0" encoding="utf-8"?>
<math xmlns="http://www.w3.org/1998/Math/MathML">
  <mrow/>
</math>
</file>